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37eb" officeooo:paragraph-rsid="000b37eb"/>
    </style:style>
    <style:style style:name="P2" style:family="paragraph" style:parent-style-name="Standard">
      <style:text-properties officeooo:rsid="000b37eb" officeooo:paragraph-rsid="000d34f1"/>
    </style:style>
    <style:style style:name="P3" style:family="paragraph" style:parent-style-name="Standard">
      <style:text-properties officeooo:rsid="0009db64" officeooo:paragraph-rsid="0009db64"/>
    </style:style>
    <style:style style:name="P4" style:family="paragraph" style:parent-style-name="Standard">
      <style:text-properties officeooo:rsid="000d34f1" officeooo:paragraph-rsid="000d34f1"/>
    </style:style>
    <style:style style:name="P5" style:family="paragraph" style:parent-style-name="Standard">
      <style:text-properties officeooo:paragraph-rsid="000d34f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1)</text:p>
      <text:p text:style-name="P3"/>
      <text:p text:style-name="Standard">Professor (<text:span text:style-name="T1">CPF</text:span>, Nome, Email, Departamento)</text:p>
      <text:p text:style-name="P1">Leciona(<text:span text:style-name="T2">CPF_PROFESSOR</text:span>, <text:span text:style-name="T2">ID_DISCIPLINA</text:span>)</text:p>
      <text:p text:style-name="Standard">Disciplina (<text:span text:style-name="T1">ID</text:span>, Nome, Departamento)</text:p>
      <text:p text:style-name="P1">Utiliza(<text:span text:style-name="T8">ISBN</text:span>,<text:span text:style-name="T2">ID_DISCIPLINA</text:span>)</text:p>
      <text:p text:style-name="Standard">Livro-Texto(<text:span text:style-name="T1">ISBN</text:span>, Título, Autor, Ano de Publicação)</text:p>
      <text:p text:style-name="Standard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07:35:01.857920395</meta:creation-date>
    <meta:generator>LibreOffice/24.2.7.2$Linux_X86_64 LibreOffice_project/420$Build-2</meta:generator>
    <dc:date>2025-06-09T08:01:12.797509794</dc:date>
    <meta:editing-duration>PT25M4S</meta:editing-duration>
    <meta:editing-cycles>5</meta:editing-cycles>
    <meta:document-statistic meta:table-count="0" meta:image-count="0" meta:object-count="0" meta:page-count="1" meta:paragraph-count="6" meta:word-count="19" meta:character-count="194" meta:non-whitespace-character-count="181"/>
  </office:meta>
</office:document-meta>
</file>